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Heading_20_3">
      <style:paragraph-properties fo:text-align="justify" style:justify-single-word="false"/>
    </style:style>
    <style:style style:name="P3" style:family="paragraph" style:parent-style-name="Heading_20_3">
      <style:paragraph-properties fo:text-align="justify" style:justify-single-word="false" fo:break-before="pag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P8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9" style:family="paragraph" style:parent-style-name="Text_20_body" style:list-style-name="L2">
      <style:paragraph-properties fo:text-align="justify" style:justify-single-word="false"/>
    </style:style>
    <style:style style:name="P10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P11" style:family="paragraph" style:parent-style-name="Text_20_body" style:list-style-name="L3">
      <style:paragraph-properties fo:text-align="justify" style:justify-single-word="false"/>
    </style:style>
    <style:style style:name="P12" style:family="paragraph" style:parent-style-name="Text_20_body" style:list-style-name="L4">
      <style:paragraph-properties fo:margin-top="0cm" fo:margin-bottom="0cm" style:contextual-spacing="false" fo:text-align="justify" style:justify-single-word="false"/>
    </style:style>
    <style:style style:name="P13" style:family="paragraph" style:parent-style-name="Text_20_body" style:list-style-name="L4">
      <style:paragraph-properties fo:text-align="justify" style:justify-single-word="false"/>
    </style:style>
    <style:style style:name="P14" style:family="paragraph" style:parent-style-name="Text_20_body" style:list-style-name="L5">
      <style:paragraph-properties fo:margin-top="0cm" fo:margin-bottom="0cm" style:contextual-spacing="false" fo:text-align="justify" style:justify-single-word="false"/>
    </style:style>
    <style:style style:name="P15" style:family="paragraph" style:parent-style-name="Text_20_body" style:list-style-name="L5">
      <style:paragraph-properties fo:text-align="justify" style:justify-single-word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Documentação do Sistema de Gestão e Controle de Festas</text:h>
      <text:h text:style-name="P2" text:outline-level="3">1. Introdução</text:h>
      <text:p text:style-name="P5">Este documento descreve o sistema web para gestão e controle de festas. O sistema foi projetado para empresas que trabalham com aluguel de kits para festas.</text:p>
      <text:h text:style-name="P2" text:outline-level="3">2. Funcionalidades</text:h>
      <text:p text:style-name="P5">O sistema oferece as seguintes funcionalidades:</text:p>
      <text:list text:style-name="L1">
        <text:list-item>
          <text:p text:style-name="P6">Cadastro de empresas, clientes, produtos e kits de festa. </text:p>
        </text:list-item>
        <text:list-item>
          <text:p text:style-name="P6">Criação e gerenciamento de pedidos de clientes. </text:p>
        </text:list-item>
        <text:list-item>
          <text:p text:style-name="P6">Visualização e edição de detalhes de empresas, clientes, produtos, kits e pedidos. </text:p>
        </text:list-item>
        <text:list-item>
          <text:p text:style-name="P7">Funcionalidade de login para acesso ao sistema. </text:p>
        </text:list-item>
      </text:list>
      <text:h text:style-name="P2" text:outline-level="3">3. Páginas do Sistema</text:h>
      <text:p text:style-name="P5">O sistema é composto pelas seguintes páginas:</text:p>
      <text:list text:style-name="L2">
        <text:list-item>
          <text:p text:style-name="P8"><text:span text:style-name="Strong_20_Emphasis">Página Inicial:</text:span> Exibe um dashboard com informações gerais sobre o sistema, como total de usuários, vendas do mês e notificações. </text:p>
        </text:list-item>
        <text:list-item>
          <text:p text:style-name="P8"><text:span text:style-name="Strong_20_Emphasis">Cadastro:</text:span> Permite cadastrar novas empresas, clientes, produtos e kits de festa. </text:p>
        </text:list-item>
        <text:list-item>
          <text:p text:style-name="P8"><text:span text:style-name="Strong_20_Emphasis">Pedido:</text:span> Permite criar e gerenciar pedidos de clientes. </text:p>
        </text:list-item>
        <text:list-item>
          <text:p text:style-name="P8"><text:span text:style-name="Strong_20_Emphasis">Visualizar:</text:span> Permite visualizar detalhes de empresas, clientes, produtos e kits de festa. </text:p>
        </text:list-item>
        <text:list-item>
          <text:p text:style-name="P9"><text:span text:style-name="Strong_20_Emphasis">Editar:</text:span> Permite editar detalhes de empresas, clientes, produtos e kits de festa. </text:p>
        </text:list-item>
      </text:list>
      <text:h text:style-name="P2" text:outline-level="3">4. Interface do Usuário</text:h>
      <text:p text:style-name="P5">A interface do usuário é composta por um menu lateral (sidebar) e uma área principal. O menu lateral permite navegar entre as diferentes páginas do sistema. A área principal exibe o conteúdo da página selecionada.</text:p>
      <text:h text:style-name="P2" text:outline-level="3">5. Estrutura do Projeto</text:h>
      <text:p text:style-name="P5">O projeto está estruturado da seguinte forma:</text:p>
      <text:list text:style-name="L3">
        <text:list-item>
          <text:p text:style-name="P10"><text:span text:style-name="Strong_20_Emphasis">css:</text:span> Contém os arquivos CSS para estilização do sistema. </text:p>
        </text:list-item>
        <text:list-item>
          <text:p text:style-name="P11"><text:span text:style-name="Strong_20_Emphasis">image:</text:span> Contém as imagens utilizadas no sistema. </text:p>
        </text:list-item>
      </text:list>
      <text:h text:style-name="P2" text:outline-level="3">6. Tecnologias Utilizadas</text:h>
      <text:p text:style-name="P5">O sistema foi desenvolvido utilizando as seguintes tecnologias:</text:p>
      <text:list text:style-name="L4">
        <text:list-item>
          <text:p text:style-name="P12">HTML </text:p>
        </text:list-item>
        <text:list-item>
          <text:p text:style-name="P12">CSS </text:p>
        </text:list-item>
        <text:list-item>
          <text:p text:style-name="P13">Bootstrap</text:p>
        </text:list-item>
      </text:list>
      <text:h text:style-name="P3" text:outline-level="3">7. Fluxo de Trabalho</text:h>
      <text:list text:style-name="L5">
        <text:list-item>
          <text:p text:style-name="P14">O usuário acessa o sistema através da página de login. </text:p>
        </text:list-item>
        <text:list-item>
          <text:p text:style-name="P14">Após o login, o usuário é redirecionado para a página inicial (dashboard). </text:p>
        </text:list-item>
        <text:list-item>
          <text:p text:style-name="P14">O usuário pode navegar entre as diferentes páginas do sistema através do menu lateral. </text:p>
        </text:list-item>
        <text:list-item>
          <text:p text:style-name="P15">O usuário pode realizar as operações desejadas, como cadastrar novos itens, criar pedidos e visualizar detalhes. </text:p>
        </text:list-item>
      </text:list>
      <text:h text:style-name="P2" text:outline-level="3">8. Considerações Finais</text:h>
      <text:p text:style-name="P5">Este sistema foi projetado para facilitar a gestão e o controle de festas para empresas de aluguel de kits. O sistema é intuitivo e fácil de usar, permitindo que os usuários realizem as operações desejadas de forma rápida e eficiente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1:47:46.455542781</meta:creation-date>
    <dc:date>2025-01-13T21:48:51.595930467</dc:date>
    <meta:editing-duration>PT1M6S</meta:editing-duration>
    <meta:editing-cycles>1</meta:editing-cycles>
    <meta:document-statistic meta:table-count="0" meta:image-count="0" meta:object-count="0" meta:page-count="2" meta:paragraph-count="34" meta:word-count="351" meta:character-count="2169" meta:non-whitespace-character-count="1853"/>
    <meta:generator>LibreOffice/24.2.7.2$Linux_X86_64 LibreOffice_project/420$Build-2</meta:generator>
  </office:meta>
</office:document-meta>
</file>